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F400000AB05C7BC0AE.png" manifest:media-type="image/png"/>
  <manifest:file-entry manifest:full-path="Pictures/10000001000001240000004FD2DA6C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5cm" fo:min-width="4.2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5cm" loext:decorative="false"/>
    </style:style>
    <style:style style:name="gr5" style:family="graphic" style:parent-style-name="standard">
      <style:graphic-properties svg:stroke-color="#7f00fe" draw:textarea-vertical-align="middle" loext:decorative="false"/>
    </style:style>
    <style:style style:name="gr6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78cm" fo:min-width="4cm" loext:decorative="false"/>
    </style:style>
    <style:style style:name="gr7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5cm" fo:min-width="4cm" loext:decorative="false"/>
    </style:style>
    <style:style style:name="gr8" style:family="graphic" style:parent-style-name="standard">
      <style:graphic-properties svg:stroke-color="#27004e" draw:textarea-vertical-align="middle" loext:decorative="false"/>
    </style:style>
    <style:style style:name="gr9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061cm" svg:height="17.977cm" svg:x="1.189cm" svg:y="1.773cm">
          <draw:image xlink:href="Pictures/10000001000008F400000AB05C7BC0AE.png" xlink:type="simple" xlink:show="embed" xlink:actuate="onLoad" draw:mime-type="image/png">
            <text:p/>
          </draw:image>
        </draw:frame>
        <draw:frame draw:style-name="gr2" draw:text-style-name="P2" draw:layer="layout" svg:width="5.281cm" svg:height="0.725cm" svg:x="1.433cm" svg:y="1.188cm">
          <draw:text-box>
            <text:p><text:span text:style-name="T1">dc-mongodb-single.yml</text:span></text:p>
          </draw:text-box>
        </draw:frame>
        <draw:custom-shape draw:style-name="gr3" draw:text-style-name="P3" xml:id="id1" draw:id="id1" draw:layer="layout" svg:width="4.75cm" svg:height="0.75cm" svg:x="2.75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5cm" svg:height="0.5cm" svg:x="4cm" svg:y="1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5cm" svg:y1="17.875cm" svg:x2="9.5cm" svg:y2="13.25cm" draw:start-shape="id1" draw:start-glue-point="1" draw:end-shape="id2" draw:end-glue-point="1" svg:d="M7500 17875h2501v-4625h-501" svg:viewBox="0 0 2502 4626">
          <text:p/>
        </draw:connector>
        <draw:custom-shape draw:style-name="gr6" draw:text-style-name="P3" xml:id="id3" draw:id="id3" draw:layer="layout" svg:width="4.5cm" svg:height="0.528cm" draw:transform="skewX (0.0120427718387609) rotate (0.0127409035395586) translate (2.75cm 15.0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4" draw:id="id4" draw:layer="layout" svg:width="4.5cm" svg:height="0.75cm" svg:x="4.5cm" svg:y="6.2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1.249cm" svg:x1="2.75cm" svg:y1="15.293cm" svg:x2="4.5cm" svg:y2="6.625cm" draw:start-shape="id3" draw:start-glue-point="3" draw:end-shape="id4" draw:end-glue-point="3" svg:d="M2750 15293h-1750v-8668h3500" svg:viewBox="0 0 3501 8669">
          <text:p/>
        </draw:connector>
        <draw:line draw:style-name="gr9" draw:text-style-name="P3" draw:layer="layout" svg:x1="6cm" svg:y1="8cm" svg:x2="12.25cm" svg:y2="8cm">
          <text:p/>
        </draw:line>
        <draw:frame draw:style-name="gr1" draw:text-style-name="P1" draw:layer="layout" svg:width="7.725cm" svg:height="2.089cm" svg:x="12.275cm" svg:y="7.161cm">
          <draw:image xlink:href="Pictures/10000001000001240000004FD2DA6C83.png" xlink:type="simple" xlink:show="embed" xlink:actuate="onLoad" draw:mime-type="image/png">
            <text:p/>
          </draw:image>
        </draw:frame>
        <draw:line draw:style-name="gr9" draw:text-style-name="P3" draw:layer="layout" svg:x1="12.25cm" svg:y1="9.75cm" svg:x2="13.5cm" svg:y2="8.5cm">
          <text:p/>
        </draw:line>
        <draw:frame draw:style-name="gr10" draw:text-style-name="P2" draw:layer="layout" svg:width="1.75cm" svg:height="0.725cm" svg:x="16.5cm" svg:y="9.275cm">
          <draw:text-box>
            <text:p><text:span text:style-name="T1">.env</text:span></text:p>
          </draw:text-box>
        </draw:frame>
        <draw:line draw:style-name="gr9" draw:text-style-name="P3" draw:layer="layout" svg:x1="9.75cm" svg:y1="9cm" svg:x2="13.5cm" svg:y2="8cm">
          <text:p/>
        </draw:line>
        <draw:line draw:style-name="gr9" draw:text-style-name="P3" draw:layer="layout" svg:x1="13.25cm" svg:y1="10.25cm" svg:x2="14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5-04-26T17:19:48.400000000</dc:date>
    <meta:editing-duration>PT25M43S</meta:editing-duration>
    <meta:editing-cycles>4</meta:editing-cycles>
    <meta:generator>LibreOffice/24.2.3.2$Windows_X86_64 LibreOffice_project/433d9c2ded56988e8a90e6b2e771ee4e6a5ab2ba</meta:generator>
    <meta:document-statistic meta:object-count="14"/>
  </office:meta>
</office:document-meta>
</file>